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5.5cm" fo:margin-left="0cm" fo:margin-right="0cm" fo:margin-bottom="5.00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2:18:29</dc:date>
    <dc:creator>artur 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